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5a5" officeooo:paragraph-rsid="000ed5a5"/>
    </style:style>
    <style:style style:name="P2" style:family="paragraph" style:parent-style-name="Standard" style:list-style-name="L1">
      <style:text-properties officeooo:rsid="000ed5a5" officeooo:paragraph-rsid="000ed5a5"/>
    </style:style>
    <style:style style:name="P3" style:family="paragraph" style:parent-style-name="Standard" style:list-style-name="L1">
      <style:text-properties officeooo:paragraph-rsid="000ed5a5"/>
    </style:style>
    <style:style style:name="P4" style:family="paragraph" style:parent-style-name="Standard" style:list-style-name="L1">
      <style:text-properties style:font-name="Liberation Serif" fo:font-weight="normal" officeooo:rsid="000ed5a5" officeooo:paragraph-rsid="000ed5a5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ed5a5" officeooo:paragraph-rsid="000ed5a5" style:font-weight-asian="normal" style:font-weight-complex="normal"/>
    </style:style>
    <style:style style:name="P6" style:family="paragraph" style:parent-style-name="Standard" style:list-style-name="L3">
      <style:text-properties style:font-name="Liberation Serif" fo:font-weight="normal" officeooo:rsid="000ed5a5" officeooo:paragraph-rsid="000ed5a5" style:font-weight-asian="normal" style:font-weight-complex="normal"/>
    </style:style>
    <style:style style:name="P7" style:family="paragraph" style:parent-style-name="Standard" style:list-style-name="L4">
      <style:text-properties style:font-name="Liberation Serif" fo:font-weight="normal" officeooo:rsid="000ed5a5" officeooo:paragraph-rsid="000ed5a5" style:font-weight-asian="normal" style:font-weight-complex="normal"/>
    </style:style>
    <style:style style:name="P8" style:family="paragraph" style:parent-style-name="Standard" style:list-style-name="L3">
      <style:text-properties style:font-name="Liberation Serif" fo:font-weight="normal" officeooo:rsid="0010d4f9" officeooo:paragraph-rsid="0010d4f9" style:font-weight-asian="normal" style:font-weight-complex="normal"/>
    </style:style>
    <style:style style:name="P9" style:family="paragraph" style:parent-style-name="Standard" style:list-style-name="L3">
      <style:text-properties officeooo:paragraph-rsid="000ed5a5"/>
    </style:style>
    <style:style style:name="P10" style:family="paragraph" style:parent-style-name="Standard" style:list-style-name="L3">
      <style:text-properties officeooo:paragraph-rsid="0010d4f9"/>
    </style:style>
    <style:style style:name="P11" style:family="paragraph" style:parent-style-name="Standard">
      <style:text-properties officeooo:paragraph-rsid="000ed5a5"/>
    </style:style>
    <style:style style:name="T1" style:family="text">
      <style:text-properties officeooo:rsid="000ed5a5"/>
    </style:style>
    <style:style style:name="T2" style:family="text">
      <style:text-properties style:font-name="Ubuntu" fo:font-weight="bold" style:font-weight-asian="bold" style:font-weight-complex="bold" style:text-scale="105%"/>
    </style:style>
    <style:style style:name="T3" style:family="text">
      <style:text-properties style:font-name="Ubuntu" fo:letter-spacing="0.0366in" fo:font-weight="bold" style:font-weight-asian="bold" style:font-weight-complex="bold" style:text-scale="105%"/>
    </style:style>
    <style:style style:name="T4" style:family="text">
      <style:text-properties style:font-name="Ubuntu" fo:letter-spacing="0.0366in" fo:font-weight="bold" officeooo:rsid="001a4c6d" style:font-weight-asian="bold" style:font-weight-complex="bold" style:text-scale="105%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normal" officeooo:rsid="000ed5a5" style:font-weight-asian="normal" style:font-weight-complex="normal"/>
    </style:style>
    <style:style style:name="T7" style:family="text">
      <style:text-properties style:font-name="Liberation Serif" fo:font-weight="normal" officeooo:rsid="0010d4f9" style:font-weight-asian="normal" style:font-weight-complex="normal"/>
    </style:style>
    <style:style style:name="T8" style:family="text">
      <style:text-properties style:text-scale="105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d5a5" style:font-weight-asian="bold" style:font-weight-complex="bold"/>
    </style:style>
    <style:style style:name="T11" style:family="text">
      <style:text-properties style:font-name="Ubuntu"/>
    </style:style>
    <style:style style:name="T12" style:family="text">
      <style:text-properties style:font-name="Ubuntu" fo:font-weight="bold" style:font-weight-asian="bold" style:font-weight-complex="bold"/>
    </style:style>
    <style:style style:name="T13" style:family="text">
      <style:text-properties style:font-name="Ubuntu" fo:font-weight="bold" style:font-weight-asian="bold" style:font-weight-complex="bold" style:text-scale="105%"/>
    </style:style>
    <style:style style:name="T14" style:family="text">
      <style:text-properties style:font-name="Ubuntu" fo:font-weight="bold" officeooo:rsid="000ed5a5" style:font-weight-asian="bold" style:font-weight-complex="bold"/>
    </style:style>
    <style:style style:name="T15" style:family="text">
      <style:text-properties style:font-name="Ubuntu" fo:font-weight="bold" officeooo:rsid="0010d4f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P1">Steps for various tasks:</text:p>
      <text:p text:style-name="P1"><text:tab/></text:p>
      <text:p text:style-name="P1"><text:tab/>To Launch the model “sfinal” in the given world:</text:p>
      <text:list xml:id="list3075573465" text:style-name="L1">
        <text:list-item>
          <text:p text:style-name="P2">copy “<text:span text:style-name="T5">sfinal</text:span>” package into your catkin workspace.</text:p>
        </text:list-item>
        <text:list-item>
          <text:p text:style-name="P2">Navigate to catkin_ws in terminal</text:p>
        </text:list-item>
        <text:list-item>
          <text:p text:style-name="P2">run : <text:span text:style-name="T2">catkin_make clean &amp;&amp; catkin_make</text:span></text:p>
        </text:list-item>
        <text:list-item>
          <text:p text:style-name="P4"><text:span text:style-name="T8">run : </text:span><text:span text:style-name="T2">source</text:span><text:span text:style-name="T3"> </text:span><text:span text:style-name="T4">~</text:span><text:span text:style-name="T2">/catkin_ws/devel/setup.bash</text:span></text:p>
        </text:list-item>
        <text:list-item>
          <text:p text:style-name="P4"><text:span text:style-name="T8">run : </text:span><text:span text:style-name="T2">roslaunch sfinal template_launch.launch</text:span></text:p>
        </text:list-item>
        <text:list-item>
          <text:p text:style-name="P3"><text:span text:style-name="T6">This will launch the model in the given world.</text:span></text:p>
        </text:list-item>
      </text:list>
      <text:p text:style-name="P5"><text:tab/></text:p>
      <text:p text:style-name="P5"/>
      <text:p text:style-name="P5"><text:tab/>To run python scripts to control the robot in the world:</text:p>
      <text:list xml:id="list3574901390" text:style-name="L3">
        <text:list-item>
          <text:p text:style-name="P6">navigate in the terminal to your catkin_ws → src → sfinal → src.</text:p>
        </text:list-item>
        <text:list-item>
          <text:p text:style-name="P9"><text:span text:style-name="T6">Run :</text:span><text:span text:style-name="T14"> python3 teleop_template.py</text:span></text:p>
        </text:list-item>
        <text:list-item>
          <text:p text:style-name="P8">This will allow you to control the robot model in the given world.</text:p>
        </text:list-item>
      </text:list>
      <text:p text:style-name="P11"><text:span text:style-name="T14"><text:tab/></text:span></text:p>
      <text:p text:style-name="P11"><text:span text:style-name="T14"><text:tab/></text:span><text:span text:style-name="T6">To run python scripts to check for subscriber and publisher:</text:span></text:p>
      <text:list xml:id="list91051992" text:style-name="L4">
        <text:list-item>
          <text:p text:style-name="P7"><text:span text:style-name="T6">navigate in the terminal to your catkin_ws → src → sfinal → src.</text:span></text:p>
        </text:list-item>
      </text:list>
      <text:list xml:id="list230526669617400" text:continue-list="list3574901390" text:style-name="L3">
        <text:list-item>
          <text:p text:style-name="P9"><text:span text:style-name="T6">Run : </text:span><text:span text:style-name="T15">roscore </text:span><text:span text:style-name="T7">in one terminal and in another </text:span></text:p>
        </text:list-item>
        <text:list-item>
          <text:p text:style-name="P10"><text:span text:style-name="T7">Run : </text:span><text:span text:style-name="T15">python3 publisher.py </text:span><text:span text:style-name="T7"><text:s/>in one terminal and in another</text:span></text:p>
        </text:list-item>
        <text:list-item>
          <text:p text:style-name="P8">Run : <text:span text:style-name="T12">python3 subscriber.py </text:span></text:p>
        </text:list-item>
        <text:list-item>
          <text:p text:style-name="P8">This will allow you to observer the interaction between two nodes. (I.e publisher and subscriber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ed5a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READ_ME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2:44:42.367294906</meta:creation-date>
    <dc:date>2021-11-01T23:05:24.523666756</dc:date>
    <meta:editing-duration>PT5M14S</meta:editing-duration>
    <meta:editing-cycles>1</meta:editing-cycles>
    <meta:document-statistic meta:table-count="0" meta:image-count="0" meta:object-count="0" meta:page-count="1" meta:paragraph-count="23" meta:word-count="166" meta:character-count="924" meta:non-whitespace-character-count="779"/>
    <meta:generator>LibreOffice/6.4.7.2$Linux_X86_64 LibreOffice_project/40$Build-2</meta:generator>
  </office:meta>
</office:document-meta>
</file>